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1336630385468214843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5"><text:soft-page-break/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/>
      <text:p text:style-name="P5"><text:soft-page-break/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22T15:33:40.13</dc:date>
    <dc:creator>James  Lombardi</dc:creator>
    <meta:editing-duration>PT17H59M49S</meta:editing-duration>
    <meta:editing-cycles>82</meta:editing-cycles>
    <meta:generator>OpenOffice/4.1.2$Win32 OpenOffice.org_project/412m3$Build-9782</meta:generator>
    <meta:document-statistic meta:table-count="0" meta:image-count="0" meta:object-count="0" meta:page-count="16" meta:paragraph-count="405" meta:word-count="4273" meta:character-count="21270"/>
  </office:meta>
</office:document-meta>
</file>